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64.35pt"/>
    </style:style>
    <style:style style:name="co6" style:family="table-column">
      <style:table-column-properties fo:break-before="auto" style:column-width="89.35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57.6pt"/>
    </style:style>
    <style:style style:name="co9" style:family="table-column">
      <style:table-column-properties fo:break-before="auto" style:column-width="73.81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ople-annot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518" calcext:value-type="float">
            <text:p>2518</text:p>
          </table:table-cell>
          <table:table-cell office:value-type="float" office:value="1278" calcext:value-type="float">
            <text:p>1278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84" calcext:value-type="float">
            <text:p>2184</text:p>
          </table:table-cell>
          <table:table-cell office:value-type="float" office:value="1275" calcext:value-type="float">
            <text:p>1275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029" calcext:value-type="float">
            <text:p>2029</text:p>
          </table:table-cell>
          <table:table-cell office:value-type="float" office:value="1360" calcext:value-type="float">
            <text:p>136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36" calcext:value-type="float">
            <text:p>1536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53" calcext:value-type="float">
            <text:p>1453</text:p>
          </table:table-cell>
          <table:table-cell office:value-type="float" office:value="1064" calcext:value-type="float">
            <text:p>106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30" calcext:value-type="float">
            <text:p>1430</text:p>
          </table:table-cell>
          <table:table-cell office:value-type="float" office:value="886" calcext:value-type="float">
            <text:p>886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384" calcext:value-type="float">
            <text:p>1384</text:p>
          </table:table-cell>
          <table:table-cell office:value-type="float" office:value="1307" calcext:value-type="float">
            <text:p>130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15" calcext:value-type="float">
            <text:p>1315</text:p>
          </table:table-cell>
          <table:table-cell office:value-type="float" office:value="1171" calcext:value-type="float">
            <text:p>117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67" calcext:value-type="float">
            <text:p>1167</text:p>
          </table:table-cell>
          <table:table-cell office:value-type="float" office:value="783" calcext:value-type="float">
            <text:p>783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23" calcext:value-type="float">
            <text:p>1123</text:p>
          </table:table-cell>
          <table:table-cell office:value-type="float" office:value="1093" calcext:value-type="float">
            <text:p>10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16" calcext:value-type="float">
            <text:p>1116</text:p>
          </table:table-cell>
          <table:table-cell office:value-type="float" office:value="1092" calcext:value-type="float">
            <text:p>10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81" calcext:value-type="float">
            <text:p>1081</text:p>
          </table:table-cell>
          <table:table-cell office:value-type="float" office:value="817" calcext:value-type="float">
            <text:p>817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57" calcext:value-type="float">
            <text:p>1057</text:p>
          </table:table-cell>
          <table:table-cell office:value-type="float" office:value="656" calcext:value-type="float">
            <text:p>656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057" calcext:value-type="float">
            <text:p>1057</text:p>
          </table:table-cell>
          <table:table-cell office:value-type="float" office:value="876" calcext:value-type="float">
            <text:p>87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95" calcext:value-type="float">
            <text:p>995</text:p>
          </table:table-cell>
          <table:table-cell office:value-type="float" office:value="915" calcext:value-type="float">
            <text:p>9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97" calcext:value-type="float">
            <text:p>897</text:p>
          </table:table-cell>
          <table:table-cell office:value-type="float" office:value="808" calcext:value-type="float">
            <text:p>8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38" calcext:value-type="float">
            <text:p>838</text:p>
          </table:table-cell>
          <table:table-cell office:value-type="float" office:value="592" calcext:value-type="float">
            <text:p>592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69" calcext:value-type="float">
            <text:p>769</text:p>
          </table:table-cell>
          <table:table-cell office:value-type="float" office:value="733" calcext:value-type="float">
            <text:p>7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54" calcext:value-type="float">
            <text:p>754</text:p>
          </table:table-cell>
          <table:table-cell office:value-type="float" office:value="672" calcext:value-type="float">
            <text:p>6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45" calcext:value-type="float">
            <text:p>745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34" calcext:value-type="float">
            <text:p>734</text:p>
          </table:table-cell>
          <table:table-cell office:value-type="float" office:value="552" calcext:value-type="float">
            <text:p>55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717" calcext:value-type="float">
            <text:p>717</text:p>
          </table:table-cell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04" calcext:value-type="float">
            <text:p>704</text:p>
          </table:table-cell>
          <table:table-cell office:value-type="float" office:value="535" calcext:value-type="float">
            <text:p>53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02" calcext:value-type="float">
            <text:p>702</text:p>
          </table:table-cell>
          <table:table-cell office:value-type="float" office:value="584" calcext:value-type="float">
            <text:p>58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76" calcext:value-type="float">
            <text:p>676</text:p>
          </table:table-cell>
          <table:table-cell office:value-type="float" office:value="528" calcext:value-type="float">
            <text:p>5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65" calcext:value-type="float">
            <text:p>665</text:p>
          </table:table-cell>
          <table:table-cell office:value-type="float" office:value="522" calcext:value-type="float">
            <text:p>5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61" calcext:value-type="float">
            <text:p>661</text:p>
          </table:table-cell>
          <table:table-cell office:value-type="float" office:value="416" calcext:value-type="float">
            <text:p>41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58" calcext:value-type="float">
            <text:p>658</text:p>
          </table:table-cell>
          <table:table-cell office:value-type="float" office:value="435" calcext:value-type="float">
            <text:p>43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42" calcext:value-type="float">
            <text:p>642</text:p>
          </table:table-cell>
          <table:table-cell office:value-type="float" office:value="565" calcext:value-type="float">
            <text:p>56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20" calcext:value-type="float">
            <text:p>620</text:p>
          </table:table-cell>
          <table:table-cell office:value-type="float" office:value="527" calcext:value-type="float">
            <text:p>5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19" calcext:value-type="float">
            <text:p>619</text:p>
          </table:table-cell>
          <table:table-cell office:value-type="float" office:value="502" calcext:value-type="float">
            <text:p>50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86" calcext:value-type="float">
            <text:p>58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65" calcext:value-type="float">
            <text:p>565</text:p>
          </table:table-cell>
          <table:table-cell office:value-type="float" office:value="536" calcext:value-type="float">
            <text:p>5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2" calcext:value-type="float">
            <text:p>562</text:p>
          </table:table-cell>
          <table:table-cell office:value-type="float" office:value="481" calcext:value-type="float">
            <text:p>4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1" calcext:value-type="float">
            <text:p>561</text:p>
          </table:table-cell>
          <table:table-cell office:value-type="float" office:value="511" calcext:value-type="float">
            <text:p>5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35" calcext:value-type="float">
            <text:p>535</text:p>
          </table:table-cell>
          <table:table-cell office:value-type="float" office:value="324" calcext:value-type="float">
            <text:p>32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95" calcext:value-type="float">
            <text:p>495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94" calcext:value-type="float">
            <text:p>494</text:p>
          </table:table-cell>
          <table:table-cell office:value-type="float" office:value="335" calcext:value-type="float">
            <text:p>33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53" calcext:value-type="float">
            <text:p>453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50" calcext:value-type="float">
            <text:p>450</text:p>
          </table:table-cell>
          <table:table-cell office:value-type="float" office:value="412" calcext:value-type="float">
            <text:p>4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39" calcext:value-type="float">
            <text:p>439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403" calcext:value-type="float">
            <text:p>403</text:p>
          </table:table-cell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00" calcext:value-type="float">
            <text:p>400</text:p>
          </table:table-cell>
          <table:table-cell office:value-type="float" office:value="221" calcext:value-type="float">
            <text:p>22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93" calcext:value-type="float">
            <text:p>393</text:p>
          </table:table-cell>
          <table:table-cell office:value-type="float" office:value="312" calcext:value-type="float">
            <text:p>3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7" calcext:value-type="float">
            <text:p>377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5" calcext:value-type="float">
            <text:p>375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nt</text:p>
          </table:table-cell>
          <table:table-cell office:value-type="float" office:value="373" calcext:value-type="float">
            <text:p>373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54" calcext:value-type="float">
            <text:p>354</text:p>
          </table:table-cell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46" calcext:value-type="float">
            <text:p>346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9" calcext:value-type="float">
            <text:p>339</text:p>
          </table:table-cell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2" calcext:value-type="float">
            <text:p>332</text:p>
          </table:table-cell>
          <table:table-cell office:value-type="float" office:value="284" calcext:value-type="float">
            <text:p>28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22" calcext:value-type="float">
            <text:p>322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14" calcext:value-type="float">
            <text:p>314</text:p>
          </table:table-cell>
          <table:table-cell office:value-type="float" office:value="211" calcext:value-type="float">
            <text:p>21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05" calcext:value-type="float">
            <text:p>305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03" calcext:value-type="float">
            <text:p>303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8" calcext:value-type="float">
            <text:p>298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93" calcext:value-type="float">
            <text:p>293</text:p>
          </table:table-cell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nt</text:p>
          </table:table-cell>
          <table:table-cell office:value-type="float" office:value="291" calcext:value-type="float">
            <text:p>291</text:p>
          </table:table-cell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5" calcext:value-type="float">
            <text:p>285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3" calcext:value-type="float">
            <text:p>283</text:p>
          </table:table-cell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2" calcext:value-type="float">
            <text:p>282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278" calcext:value-type="float">
            <text:p>278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3" calcext:value-type="float">
            <text:p>273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2" calcext:value-type="float">
            <text:p>272</text:p>
          </table:table-cell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1" calcext:value-type="float">
            <text:p>271</text:p>
          </table:table-cell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1" calcext:value-type="float">
            <text:p>271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nt</text:p>
          </table:table-cell>
          <table:table-cell office:value-type="float" office:value="263" calcext:value-type="float">
            <text:p>263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60" calcext:value-type="float">
            <text:p>260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8" calcext:value-type="float">
            <text:p>258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45" calcext:value-type="float">
            <text:p>245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1" calcext:value-type="float">
            <text:p>241</text:p>
          </table:table-cell>
          <table:table-cell office:value-type="float" office:value="183" calcext:value-type="float">
            <text:p>18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239" calcext:value-type="float">
            <text:p>239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29" calcext:value-type="float">
            <text:p>229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25" calcext:value-type="float">
            <text:p>225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nt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" calcext:value-type="float">
            <text:p>107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7" calcext:value-type="float">
            <text:p>11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3" calcext:value-type="float">
            <text:p>272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7" calcext:value-type="float">
            <text:p>179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2" calcext:value-type="float">
            <text:p>12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9" calcext:value-type="float">
            <text:p>109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8" calcext:value-type="float">
            <text:p>117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6" calcext:value-type="float">
            <text:p>144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4" calcext:value-type="float">
            <text:p>20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0" calcext:value-type="float">
            <text:p>13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6" calcext:value-type="float">
            <text:p>117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4" calcext:value-type="float">
            <text:p>138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8" calcext:value-type="float">
            <text:p>8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0" calcext:value-type="float">
            <text:p>20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7" calcext:value-type="float">
            <text:p>177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5" calcext:value-type="float">
            <text:p>167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3" calcext:value-type="float">
            <text:p>13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4" calcext:value-type="float">
            <text:p>117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5" calcext:value-type="float">
            <text:p>21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7" calcext:value-type="float">
            <text:p>19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2" calcext:value-type="float">
            <text:p>181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4" calcext:value-type="float">
            <text:p>144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5" calcext:value-type="float">
            <text:p>165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6" calcext:value-type="float">
            <text:p>39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1" calcext:value-type="float">
            <text:p>187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5" calcext:value-type="float">
            <text:p>108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8" calcext:value-type="float">
            <text:p>178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6" calcext:value-type="float">
            <text:p>239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97" calcext:value-type="float">
            <text:p>458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1" calcext:value-type="float">
            <text:p>24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3" calcext:value-type="float">
            <text:p>23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6" calcext:value-type="float">
            <text:p>197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7" calcext:value-type="float">
            <text:p>144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8" calcext:value-type="float">
            <text:p>252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7" calcext:value-type="float">
            <text:p>114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1" calcext:value-type="float">
            <text:p>27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4" calcext:value-type="float">
            <text:p>191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5" calcext:value-type="float">
            <text:p>19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78" calcext:value-type="float">
            <text:p>533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8" calcext:value-type="float">
            <text:p>11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9" calcext:value-type="float">
            <text:p>12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6" calcext:value-type="float">
            <text:p>19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0" calcext:value-type="float">
            <text:p>19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9" calcext:value-type="float">
            <text:p>305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8" calcext:value-type="float">
            <text:p>117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5" calcext:value-type="float">
            <text:p>182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3" calcext:value-type="float">
            <text:p>28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ports 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tor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3" calcext:value-type="float">
            <text:p>13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9" calcext:value-type="float">
            <text:p>159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1" calcext:value-type="float">
            <text:p>177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9" calcext:value-type="float">
            <text:p>27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4" calcext:value-type="float">
            <text:p>289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85" calcext:value-type="float">
            <text:p>404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18" calcext:value-type="float">
            <text:p>42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3" calcext:value-type="float">
            <text:p>11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2" calcext:value-type="float">
            <text:p>117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ports 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8" calcext:value-type="float">
            <text:p>152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8" calcext:value-type="float">
            <text:p>16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8" calcext:value-type="float">
            <text:p>17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94" calcext:value-type="float">
            <text:p>45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ketball play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2" calcext:value-type="float">
            <text:p>175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3" calcext:value-type="float">
            <text:p>175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1" calcext:value-type="float">
            <text:p>19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7" calcext:value-type="float">
            <text:p>227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6" calcext:value-type="float">
            <text:p>177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3" calcext:value-type="float">
            <text:p>194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5" calcext:value-type="float">
            <text:p>309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1" calcext:value-type="float">
            <text:p>239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7" calcext:value-type="float">
            <text:p>253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8" calcext:value-type="float">
            <text:p>257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2" calcext:value-type="float">
            <text:p>328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86" calcext:value-type="float">
            <text:p>533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fegu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8" calcext:value-type="float">
            <text:p>109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6" calcext:value-type="float">
            <text:p>120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7" calcext:value-type="float">
            <text:p>119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4" calcext:value-type="float">
            <text:p>107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3" calcext:value-type="float">
            <text:p>208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7" calcext:value-type="float">
            <text:p>165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7" calcext:value-type="float">
            <text:p>174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5" calcext:value-type="float">
            <text:p>175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4" calcext:value-type="float">
            <text:p>238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1" calcext:value-type="float">
            <text:p>24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1" calcext:value-type="float">
            <text:p>26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4" calcext:value-type="float">
            <text:p>29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8" calcext:value-type="float">
            <text:p>40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2" calcext:value-type="float">
            <text:p>74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4" calcext:value-type="float">
            <text:p>117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8" calcext:value-type="float">
            <text:p>165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9" calcext:value-type="float">
            <text:p>15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9" calcext:value-type="float">
            <text:p>11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9" calcext:value-type="float">
            <text:p>19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2" calcext:value-type="float">
            <text:p>276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3" calcext:value-type="float">
            <text:p>193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7" calcext:value-type="float">
            <text:p>298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61" calcext:value-type="float">
            <text:p>52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24" calcext:value-type="float">
            <text:p>48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98" calcext:value-type="float">
            <text:p>396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2" calcext:value-type="float">
            <text:p>279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2" calcext:value-type="float">
            <text:p>275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7" calcext:value-type="float">
            <text:p>272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n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9" calcext:value-type="float">
            <text:p>23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ale 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7:34:06.782539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dc:date>2019-05-09T17:34:22.510361680</dc:date>
    <meta:editing-duration>PT5M27S</meta:editing-duration>
    <meta:editing-cycles>3</meta:editing-cycles>
    <meta:document-statistic meta:table-count="1" meta:cell-count="12213" meta:object-count="0"/>
  </office:meta>
</office:document-meta>
</file>